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1" table:style-name="ce1">
            <text:p>91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77" table:style-name="ce1">
            <text:p>77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2" table:style-name="ce1">
            <text:p>92</text:p>
          </table:table-cell>
          <table:table-cell office:value-type="float" office:value="73" table:style-name="ce1">
            <text:p>73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6" table:style-name="ce1">
            <text:p>66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99" table:style-name="ce1">
            <text:p>99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7" table:style-name="ce1">
            <text:p>97</text:p>
          </table:table-cell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00" table:style-name="ce1">
            <text:p>100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87" table:style-name="ce1">
            <text:p>87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7" table:style-name="ce1">
            <text:p>97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2" table:style-name="ce1">
            <text:p>82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0" table:style-name="ce1">
            <text:p>90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9" table:style-name="ce1">
            <text:p>99</text:p>
          </table:table-cell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4" table:style-name="ce1">
            <text:p>24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1" table:style-name="ce1">
            <text:p>51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75" table:style-name="ce1">
            <text:p>75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1">
            <text:p>6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85" table:style-name="ce1">
            <text:p>85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9" table:style-name="ce1">
            <text:p>99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8" table:style-name="ce1">
            <text:p>98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0" table:style-name="ce1">
            <text:p>100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1" table:style-name="ce1">
            <text:p>91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0" table:style-name="ce1">
            <text:p>70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3" table:style-name="ce1">
            <text:p>53</text:p>
          </table:table-cell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97" table:style-name="ce1">
            <text:p>97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" table:style-name="ce1">
            <text:p>96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3" table:style-name="ce1">
            <text:p>73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2" table:style-name="ce1">
            <text:p>52</text:p>
          </table:table-cell>
          <table:table-cell office:value-type="float" office:value="81" table:style-name="ce1">
            <text:p>81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8" table:style-name="ce1">
            <text:p>28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2" table:style-name="ce1">
            <text:p>9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2" table:style-name="ce1">
            <text:p>42</text:p>
          </table:table-cell>
          <table:table-cell office:value-type="float" office:value="86" table:style-name="ce1">
            <text:p>86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57" table:style-name="ce1">
            <text:p>5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6" table:style-name="ce1">
            <text:p>76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3" table:style-name="ce1">
            <text:p>73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95" table:style-name="ce1">
            <text:p>95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68" table:style-name="ce1">
            <text:p>68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2" table:style-name="ce1">
            <text:p>82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7" table:style-name="ce1">
            <text:p>77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0" table:style-name="ce1">
            <text:p>100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float" office:value="100" table:style-name="ce1">
            <text:p>10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89" table:style-name="ce1">
            <text:p>89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5" table:style-name="ce1">
            <text:p>35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8" table:style-name="ce1">
            <text:p>78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9" table:style-name="ce1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8" table:style-name="ce1">
            <text:p>98</text:p>
          </table:table-cell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1" table:style-name="ce1">
            <text:p>31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71" table:style-name="ce1">
            <text:p>71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92" table:style-name="ce1">
            <text:p>92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8" table:style-name="ce1">
            <text:p>98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8" table:style-name="ce1">
            <text:p>58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7" table:style-name="ce1">
            <text:p>97</text:p>
          </table:table-cell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0" table:style-name="ce1">
            <text:p>90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55" table:style-name="ce1">
            <text:p>55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83" table:style-name="ce1">
            <text:p>83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77" table:style-name="ce1">
            <text:p>77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8" table:style-name="ce1">
            <text:p>88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number-rows-repeated="10453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inf</dc:creator>
    <meta:creation-date>2022-02-03T10:06:45Z</meta:creation-date>
    <dc:date>2022-02-04T10:22:19Z</dc:date>
  </office:meta>
</office:document-meta>
</file>